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[.B2]*[.B3]+[.C2]*[.C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3]*[.B5]+[.C3]*[.C5]" office:value-type="float" office:value="24" calcext:value-type="float">
            <text:p>24</text:p>
          </table:table-cell>
          <table:table-cell office:value-type="string" calcext:value-type="string">
            <text:p>&lt;=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]*[.B6]+[.C3]*[.C6]" office:value-type="float" office:value="6" calcext:value-type="float">
            <text:p>6</text:p>
          </table:table-cell>
          <table:table-cell office:value-type="string" calcext:value-type="string">
            <text:p>&lt;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7]+[.C3]*[.C7]" office:value-type="float" office:value="-1.5" calcext:value-type="float">
            <text:p>-1.5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*[.B8]+[.C3]*[.C8]" office:value-type="float" office:value="1.5" calcext:value-type="float">
            <text:p>1.5</text:p>
          </table:table-cell>
          <table:table-cell office:value-type="string" calcext:value-type="string">
            <text:p>&lt;=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ax z=5x1+4x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bject 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6x1+4x2&lt;=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1+2x2&lt;=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2-x1&lt;=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2&lt;=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1,x2&gt;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3:28:08.476000000</meta:creation-date>
    <meta:document-statistic meta:table-count="1" meta:cell-count="40" meta:object-count="0"/>
    <meta:generator>LibreOffice/7.5.5.2$Windows_X86_64 LibreOffice_project/ca8fe7424262805f223b9a2334bc7181abbcbf5e</meta:generator>
  </office:meta>
</office:document-meta>
</file>